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1900000019005A921EB.jpg"/>
  <manifest:file-entry manifest:media-type="image/jpeg" manifest:full-path="Pictures/100000000000019000000190AE1BE497.jpg"/>
  <manifest:file-entry manifest:media-type="image/jpeg" manifest:full-path="Pictures/10000000000001900000019032B1185C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0.836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6cm" fo:min-width="0cm"/>
    </style:style>
    <style:style style:name="gr7" style:family="graphic" style:parent-style-name="standard">
      <style:graphic-properties draw:auto-grow-height="false" fo:min-height="0.749cm" fo:min-width="0.499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0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3cm" svg:height="5.4cm" svg:x="11.3cm" svg:y="3.1cm">
          <text:p text:style-name="P1">記録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5.5cm" svg:x="11.4cm" svg:y="9.5cm">
          <text:p text:style-name="P1">利用目的に合わせて</text:p>
          <text:p text:style-name="P1">自己紹介を行う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cm" svg:height="5.4cm" svg:x="11.4cm" svg:y="21.2cm">
          <text:p text:style-name="P1">名刺の作成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1.4cm" svg:x="11.8cm" svg:y="2.5cm">
          <text:p text:style-name="P1">アプリ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5.5cm" svg:height="2.791cm" svg:x="11.9cm" svg:y="11.9cm">
          <draw:text-box>
            <text:p>例</text:p>
            <text:p>・友達同士</text:p>
            <text:p>・目上に対して</text:p>
            <text:p>・学校での</text:p>
          </draw:text-box>
        </draw:frame>
        <draw:frame draw:style-name="gr3" draw:layer="layout" svg:width="3.4cm" svg:height="1.086cm" svg:x="6.8cm" svg:y="4.1cm">
          <draw:text-box>
            <text:p>個人情報</text:p>
          </draw:text-box>
        </draw:frame>
        <draw:frame draw:style-name="gr4" draw:layer="layout" svg:width="3.3cm" svg:height="0.962cm" svg:x="6.6cm" svg:y="6.438cm">
          <draw:text-box>
            <text:p>入力/変更</text:p>
          </draw:text-box>
        </draw:frame>
        <draw:frame draw:style-name="gr5" draw:layer="layout" svg:width="1.772cm" svg:height="0.886cm" svg:x="7.328cm" svg:y="5.5cm">
          <draw:text-box>
            <text:p>表示</text:p>
          </draw:text-box>
        </draw:frame>
        <draw:frame draw:style-name="gr6" draw:layer="layout" svg:width="4.947cm" svg:height="0.886cm" svg:x="5.5cm" svg:y="10.4cm">
          <draw:text-box>
            <text:p>サービスの利用</text:p>
          </draw:text-box>
        </draw:frame>
        <draw:custom-shape draw:style-name="gr7" draw:layer="layout" svg:width="4.5cm" svg:height="2.3cm" svg:x="5.9cm" svg:y="11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8" draw:layer="layout" svg:width="5.582cm" svg:height="0.886cm" svg:x="5.1cm" svg:y="11.914cm">
          <draw:text-box>
            <text:p>・利用目的の入力</text:p>
          </draw:text-box>
        </draw:frame>
        <draw:frame draw:style-name="gr9" draw:layer="layout" svg:width="1.772cm" svg:height="0.986cm" svg:x="7.3cm" svg:y="14.4cm">
          <draw:text-box>
            <text:p>表示</text:p>
          </draw:text-box>
        </draw:frame>
        <draw:frame draw:style-name="gr10" draw:layer="layout" svg:width="2.3cm" svg:height="1.2cm" svg:x="8.3cm" svg:y="23.6cm">
          <draw:text-box>
            <text:p>表示</text:p>
          </draw:text-box>
        </draw:frame>
        <draw:line draw:style-name="gr11" draw:text-style-name="P1" draw:layer="layout" svg:x1="9.9cm" svg:y1="4.6cm" svg:x2="11.5cm" svg:y2="4.6cm">
          <text:p/>
        </draw:line>
        <draw:line draw:style-name="gr11" draw:text-style-name="P1" draw:layer="layout" svg:x1="9.9cm" svg:y1="6.9cm" svg:x2="11.6cm" svg:y2="6.9cm">
          <text:p/>
        </draw:line>
        <draw:line draw:style-name="gr11" draw:text-style-name="P1" draw:layer="layout" svg:x1="7.2cm" svg:y1="6cm" svg:x2="5.6cm" svg:y2="6cm">
          <text:p/>
        </draw:line>
        <draw:line draw:style-name="gr11" draw:text-style-name="P1" draw:layer="layout" svg:x1="10.6cm" svg:y1="10.8cm" svg:x2="11.7cm" svg:y2="10.8cm">
          <text:p/>
        </draw:line>
        <draw:line draw:style-name="gr11" draw:text-style-name="P1" draw:layer="layout" svg:x1="7.1cm" svg:y1="14.8cm" svg:x2="5.3cm" svg:y2="14.8cm">
          <text:p/>
        </draw:line>
        <draw:line draw:style-name="gr11" draw:text-style-name="P1" draw:layer="layout" svg:x1="8.2cm" svg:y1="24.1cm" svg:x2="5.6cm" svg:y2="24.1cm">
          <text:p/>
        </draw:line>
        <draw:line draw:style-name="gr12" draw:text-style-name="P1" draw:layer="layout" svg:x1="10.3cm" svg:y1="24.1cm" svg:x2="11.7cm" svg:y2="24.1cm">
          <text:p/>
        </draw:line>
        <draw:line draw:style-name="gr12" draw:text-style-name="P1" draw:layer="layout" svg:x1="9.3cm" svg:y1="14.8cm" svg:x2="11.6cm" svg:y2="14.8cm">
          <text:p/>
        </draw:line>
        <draw:line draw:style-name="gr12" draw:text-style-name="P1" draw:layer="layout" svg:x1="9.3cm" svg:y1="6cm" svg:x2="11.6cm" svg:y2="6cm">
          <text:p/>
        </draw:line>
        <draw:frame draw:style-name="gr13" draw:layer="layout" svg:width="2.5cm" svg:height="0.962cm" svg:x="2cm" svg:y="1.9cm">
          <draw:text-box>
            <text:p>Client</text:p>
          </draw:text-box>
        </draw:frame>
        <draw:frame draw:style-name="gr14" draw:layer="layout" svg:width="0.502cm" svg:height="1.098cm" svg:x="2.3cm" svg:y="3.6cm">
          <draw:text-box>
            <text:p/>
          </draw:text-box>
        </draw:frame>
        <draw:frame draw:style-name="gr15" draw:text-style-name="P1" draw:layer="layout" svg:width="3.6cm" svg:height="5.1cm" svg:x="1.4cm" svg:y="3.3cm">
          <draw:image xlink:href="Pictures/100000000000019000000190AE1BE497.jpg" xlink:type="simple" xlink:show="embed" xlink:actuate="onLoad">
            <text:p/>
          </draw:image>
        </draw:frame>
        <draw:frame draw:style-name="gr15" draw:text-style-name="P1" draw:layer="layout" svg:width="3.958cm" svg:height="5.4cm" svg:x="1.142cm" svg:y="9.9cm">
          <draw:image xlink:href="Pictures/10000000000001900000019005A921EB.jpg" xlink:type="simple" xlink:show="embed" xlink:actuate="onLoad">
            <text:p/>
          </draw:image>
        </draw:frame>
        <draw:frame draw:style-name="gr15" draw:text-style-name="P1" draw:layer="layout" svg:width="4.2cm" svg:height="5.7cm" svg:x="1.2cm" svg:y="20.5cm">
          <draw:image xlink:href="Pictures/10000000000001900000019032B1185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0T17:39:20</meta:creation-date>
    <dc:date>2014-02-10T23:03:35</dc:date>
    <meta:editing-duration>P0D</meta:editing-duration>
    <meta:editing-cycles>2</meta:editing-cycles>
    <meta:generator>LibreOffice/3.5$MacOSX_x86 LibreOffice_project/281b639-6baa1d3-ef66a77-d866f25-f36d45f</meta:generator>
    <meta:document-statistic meta:object-count="27"/>
  </office:meta>
</office:document-meta>
</file>